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47e4" officeooo:paragraph-rsid="001547e4"/>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547e4" officeooo:paragraph-rsid="001547e4"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officeooo:rsid="00195eff" officeooo:paragraph-rsid="00195eff" style:font-size-asian="16pt" style:font-size-complex="16pt"/>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3122be" officeooo:paragraph-rsid="002fb34d" style:font-size-asian="11pt" style:font-size-complex="11pt"/>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officeooo:rsid="00498f60" officeooo:paragraph-rsid="00480d3d" style:font-size-asian="11pt" style:font-size-complex="11pt"/>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3122be" officeooo:paragraph-rsid="004be6c2" style:font-size-asian="11pt" style:font-size-complex="11pt"/>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498f60" officeooo:paragraph-rsid="004be6c2" style:font-size-asian="11pt" style:font-size-complex="11pt"/>
    </style:style>
    <style:style style:name="P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1pt" style:text-underline-style="solid" style:text-underline-width="auto" style:text-underline-color="font-color" officeooo:rsid="0015f650" officeooo:paragraph-rsid="004be6c2" style:font-size-asian="11pt" style:font-size-complex="11pt"/>
    </style:style>
    <style:style style:name="P9"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2fb34d" officeooo:paragraph-rsid="002fb34d" style:font-size-asian="11pt" style:font-size-complex="11pt"/>
    </style:style>
    <style:style style:name="P10"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919bc" officeooo:paragraph-rsid="001919bc" style:font-size-asian="11pt" style:font-size-complex="11pt"/>
    </style:style>
    <style:style style:name="P11"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95eff" officeooo:paragraph-rsid="001adf94" style:font-size-asian="11pt" style:font-size-complex="11pt"/>
    </style:style>
    <style:style style:name="P12"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1adf94" officeooo:paragraph-rsid="001ceda3" style:font-size-asian="11pt" style:font-size-complex="11pt"/>
    </style:style>
    <style:style style:name="P13"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4071ac" officeooo:paragraph-rsid="004071ac" style:font-size-asian="11pt" style:font-size-complex="11pt"/>
    </style:style>
    <style:style style:name="P14" style:family="paragraph" style:parent-style-name="Standard">
      <loext:graphic-properties draw:fill="none"/>
      <style:paragraph-properties fo:margin-left="0cm" fo:margin-right="0cm" fo:text-align="start" style:justify-single-word="false" fo:text-indent="0.199cm" style:auto-text-indent="false" fo:background-color="transparent"/>
      <style:text-properties fo:font-size="11pt" style:text-underline-style="none" officeooo:rsid="00480d3d" officeooo:paragraph-rsid="00480d3d" style:font-size-asian="11pt" style:font-size-complex="11pt"/>
    </style:style>
    <style:style style:name="P15" style:family="paragraph" style:parent-style-name="Standard" style:master-page-name="">
      <loext:graphic-properties draw:fill="none"/>
      <style:paragraph-properties fo:margin-left="0cm" fo:margin-right="0cm" fo:text-align="start" style:justify-single-word="false" fo:text-indent="0.199cm" style:auto-text-indent="false" style:page-number="auto" fo:background-color="transparent"/>
      <style:text-properties fo:font-size="11pt" officeooo:paragraph-rsid="002a41f0" style:font-size-asian="11pt" style:font-size-complex="11pt"/>
    </style:style>
    <style:style style:name="P16" style:family="paragraph" style:parent-style-name="Standard" style:master-page-name="">
      <loext:graphic-properties draw:fill="none"/>
      <style:paragraph-properties fo:margin-left="0cm" fo:margin-right="0cm" fo:text-align="start" style:justify-single-word="false" fo:text-indent="0.199cm" style:auto-text-indent="false" style:page-number="auto" fo:background-color="transparent"/>
      <style:text-properties fo:font-size="11pt" style:text-underline-style="none" officeooo:rsid="003122be" officeooo:paragraph-rsid="003beda8" style:font-size-asian="11pt" style:font-size-complex="11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4c5ccf" officeooo:paragraph-rsid="004c5ccf" style:font-size-asian="11pt" style:font-size-complex="11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solid" style:text-underline-width="auto" style:text-underline-color="font-color" officeooo:rsid="005b228a" officeooo:paragraph-rsid="005b228a" style:font-size-asian="11pt" style:font-size-complex="11pt"/>
    </style:style>
    <style:style style:name="T1" style:family="text">
      <style:text-properties officeooo:rsid="00195eff"/>
    </style:style>
    <style:style style:name="T2" style:family="text">
      <style:text-properties officeooo:rsid="001adf94"/>
    </style:style>
    <style:style style:name="T3" style:family="text">
      <style:text-properties officeooo:rsid="00257b0c"/>
    </style:style>
    <style:style style:name="T4" style:family="text">
      <style:text-properties officeooo:rsid="002b6928"/>
    </style:style>
    <style:style style:name="T5" style:family="text">
      <style:text-properties officeooo:rsid="0031f9e9"/>
    </style:style>
    <style:style style:name="T6" style:family="text">
      <style:text-properties officeooo:rsid="0035f241"/>
    </style:style>
    <style:style style:name="T7" style:family="text">
      <style:text-properties officeooo:rsid="00373736"/>
    </style:style>
    <style:style style:name="T8" style:family="text">
      <style:text-properties officeooo:rsid="003840c2"/>
    </style:style>
    <style:style style:name="T9" style:family="text">
      <style:text-properties officeooo:rsid="0040b3da"/>
    </style:style>
    <style:style style:name="T10" style:family="text">
      <style:text-properties style:text-underline-style="none"/>
    </style:style>
    <style:style style:name="T11" style:family="text">
      <style:text-properties style:text-underline-style="none" officeooo:rsid="0040b3da"/>
    </style:style>
    <style:style style:name="T12" style:family="text">
      <style:text-properties style:text-underline-style="none" officeooo:rsid="0041f67d"/>
    </style:style>
    <style:style style:name="T13" style:family="text">
      <style:text-properties style:text-underline-style="none" officeooo:rsid="00430747"/>
    </style:style>
    <style:style style:name="T14" style:family="text">
      <style:text-properties style:text-underline-style="none" officeooo:rsid="001919bc"/>
    </style:style>
    <style:style style:name="T15" style:family="text">
      <style:text-properties style:text-underline-style="none" officeooo:rsid="00252dd5"/>
    </style:style>
    <style:style style:name="T16" style:family="text">
      <style:text-properties style:text-underline-style="none" officeooo:rsid="00284e5a"/>
    </style:style>
    <style:style style:name="T17" style:family="text">
      <style:text-properties style:text-underline-style="none" officeooo:rsid="004be6c2"/>
    </style:style>
    <style:style style:name="T18" style:family="text">
      <style:text-properties style:text-underline-style="none" officeooo:rsid="004d4d28"/>
    </style:style>
    <style:style style:name="T19" style:family="text">
      <style:text-properties style:text-underline-style="none" officeooo:rsid="004df6fa"/>
    </style:style>
    <style:style style:name="T20" style:family="text">
      <style:text-properties style:text-underline-style="none" officeooo:rsid="004e6f82"/>
    </style:style>
    <style:style style:name="T21" style:family="text">
      <style:text-properties style:text-underline-style="none" officeooo:rsid="004f7553"/>
    </style:style>
    <style:style style:name="T22" style:family="text">
      <style:text-properties style:text-underline-style="none" officeooo:rsid="0051293d"/>
    </style:style>
    <style:style style:name="T23" style:family="text">
      <style:text-properties style:text-underline-style="none" officeooo:rsid="00564622"/>
    </style:style>
    <style:style style:name="T24" style:family="text">
      <style:text-properties style:text-underline-style="none" officeooo:rsid="00565bd9"/>
    </style:style>
    <style:style style:name="T25" style:family="text">
      <style:text-properties style:text-underline-style="none" officeooo:rsid="005848f3"/>
    </style:style>
    <style:style style:name="T26" style:family="text">
      <style:text-properties officeooo:rsid="00492fea"/>
    </style:style>
    <style:style style:name="T27" style:family="text">
      <style:text-properties officeooo:rsid="00498f60"/>
    </style:style>
    <style:style style:name="T28" style:family="text">
      <style:text-properties officeooo:rsid="005646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Tar</text:p>
      <text:p text:style-name="P2">Dokumentation der Arbeitsphasen für das Projekt</text:p>
      <text:p text:style-name="P3">Markt für Schulbücher</text:p>
      <text:p text:style-name="P2"/>
      <text:p text:style-name="P8">Programmierung der Seite<text:span text:style-name="T10"> </text:span><text:span text:style-name="T17">(</text:span><text:span text:style-name="T10">13.02.2016 <text:s/>10:30 – 14:00</text:span><text:span text:style-name="T17">)</text:span></text:p>
      <text:p text:style-name="P15"><text:span text:style-name="T14">Ich habe angefangen, die Webseite zu erstellen. Die verwendete Programmiersprache ist PHP </text:span><text:span text:style-name="T15">und</text:span><text:span text:style-name="T14"> daneben </text:span><text:span text:style-name="T15">zur Beschreibung des Aussehens</text:span><text:span text:style-name="T14"> HTML und CSS. </text:span><text:span text:style-name="T16">Zum Testen habe ich lokal ein Server eingerichtet. Daneben habe ich auch ein Webhost unter http://mfsb.site88.net registriert. </text:span><text:span text:style-name="T11">Die Dateien und die spätere Änderungen werde ich in </text:span><text:span text:style-name="T12">unser</text:span><text:span text:style-name="T11"> GitHub-Konto </text:span><text:span text:style-name="T13">unter</text:span><text:span text:style-name="T11"> https://github.com/henryfoster/InformatikProjekt hochladen.</text:span></text:p>
      <text:p text:style-name="P10">Die <text:span text:style-name="T4">bisher</text:span> erstellten Dateien sind: index.php, header.php, funktionen.php und style.css.<text:line-break/>Die Haup<text:span text:style-name="T3">t</text:span>seite wird von index.php generiert. Dieser Code enthält die Kategorieauswahl und die Suchergebnisse, die als eine Liste dargestellt werden. <text:span text:style-name="T1">Der obere Teil der Seite, der das Logo und das Suchfeld wird in der Datei header.php beschrieben.</text:span></text:p>
      <text:p text:style-name="P11">Die Datei funktionen.php ist die Programmbibliothek für die Seite. Sie beinhaltet bisher die Suchfunktion und eine Funktion, die <text:span text:style-name="T2">zufällige Daten für ein Buch generiert.</text:span></text:p>
      <text:p text:style-name="P12">Das Buch wird als eine Liste definiert, die die folgenden Informationen erhält:</text:p>
      <text:p text:style-name="P12">- ID zur internen Identifikation des Buches</text:p>
      <text:p text:style-name="P12">- Titel, ISBN, Jahr des Druckes, Beschreibung, Zustand</text:p>
      <text:p text:style-name="P12">- Kontaktdaten des Aufgebers </text:p>
      <text:p text:style-name="P12">- Preis.</text:p>
      <text:p text:style-name="P9">Die Daten werden später aus einer SQL-Datenbank gelesen.</text:p>
      <text:p text:style-name="P4"/>
      <text:p text:style-name="P6">Einbau der Sortierung und Buchdetails<text:span text:style-name="T10"> </text:span><text:span text:style-name="T17">(</text:span><text:span text:style-name="T10">23.02.2016 <text:s/>14:30 – 18:00</text:span><text:span text:style-name="T17">)</text:span></text:p>
      <text:p text:style-name="P16">Das Programm wurde mit Tasten <text:span text:style-name="T5">zur Auswahl der Sortierart und</text:span> der an<text:span text:style-name="T6">zu</text:span>zeigende Seite der Ergebnis<text:span text:style-name="T7">liste</text:span> in header.php ergänzt. <text:span text:style-name="T8">Als Auswahl zur Verfügung steht die auf- oder absteigende Sortierung nach Namen oder Preis. Die Anzahl der Ergebnisse wird jetzt auch angezeigt, und falls nicht alle Bücher auf einer Seite passen, kann der Benutzer oben die Seite auswählen. Der Code header.php ist in allen Unterseiten eingebaut, aber diese Funktionen werden nur angezeigt, wenn das sinnvoll ist.</text:span></text:p>
      <text:p text:style-name="P13">Die Datei buch.php wird von index.php aufgerufen und zeigt alle Details zu einem Buch an, nachdem der Benutzer ein Ergebnis aus der Liste auswählt. <text:span text:style-name="T9">Hier werden die zum Buch gehörenden Bilder auch angezeigt. Links steht ein großes Bild, darunter die restlichen, die nach Anklicken oben vergrößert werden. Rechts stehen alle Daten über das Buch und unten steht die Beschreibung.</text:span></text:p>
      <text:p text:style-name="P14">Die Bibliothek wurde mit der Sortierung ergänzt. Dazu wird der Quicksort-Algorithmus verwendet. Die Funktion sortieren($erg, $sort) sortiert die Ergebnisliste nach dem als Argument $sort angegebene<text:span text:style-name="T26">n Element</text:span> de<text:span text:style-name="T26">r Buchinformation-Liste</text:span>, wie Titel oder Preis. <text:span text:style-name="T27">Die Funktion bilder_zum_buch($buch_id) liefert die URLs der zum Buch gehörenden Bilder, jetzt nur eine zufällige Auswahl aus Testbildern.</text:span></text:p>
      <text:p text:style-name="P5"/>
      <text:p text:style-name="P7">Entwurf des Login-Systems<text:span text:style-name="T10"> </text:span><text:span text:style-name="T17">(</text:span><text:span text:style-name="T10">01.03.2016 <text:s/>21:00 – 23:00</text:span><text:span text:style-name="T17">)</text:span></text:p>
      <text:p text:style-name="P17"><text:span text:style-name="T10">header.php wurde mit Eingabefeldern zum Anmelden ergänzt. Darunter steht ein Link zur Registrierungsform. Nach Anmeldung wird die Seite konto.php als Startseite angezeigt, die noch keine Funktionen </text:span><text:span text:style-name="T19">hat</text:span><text:span text:style-name="T10">. </text:span><text:span text:style-name="T18">Oben wird die Email-Adresse statt </text:span><text:span text:style-name="T20">Eingabefeld </text:span><text:span text:style-name="T21">angezeigt. </text:span><text:span text:style-name="T22">Bei der Registrierung müssen E-Mail-Adresse und zweimal das Passwort angegeben werden. Die Daten werden noch nicht gespeichert, </text:span><text:span text:style-name="T24">die</text:span><text:span text:style-name="T22"> </text:span><text:span text:style-name="T23">Anmeldung funktioniert noch nur mit </text:span><text:span text:style-name="T25">der gleichen</text:span><text:span text:style-name="T23"> E-Mail-</text:span><text:span text:style-name="T25">Adresse</text:span><text:span text:style-name="T23"> </text:span><text:span text:style-name="T25">und</text:span><text:span text:style-name="T23"> Passwort.</text:span></text:p>
      <text:p text:style-name="P17"><text:span text:style-name="T23"/></text:p>
      <text:p text:style-name="P18"><text:span text:style-name="T28">E</text:span>inbau des neuen Logos<text:span text:style-name="T10"> (04.03.2016 <text:s/>6:30 – 7:00)</text:span></text:p>
      <text:p text:style-name="P18"><text:span text:style-name="T10"/></text:p>
      <text:p text:style-name="P18">Erstellung dieser Dokumentation<text:span text:style-name="T10"> (04.03.2016 <text:s/>12:45-1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 Benjámin</meta:initial-creator>
    <meta:creation-date>2016-03-04T12:43:47.057385799</meta:creation-date>
    <dc:date>2016-03-06T15:04:29.848980904</dc:date>
    <meta:editing-duration>PT53M43S</meta:editing-duration>
    <meta:editing-cycles>71</meta:editing-cycles>
    <meta:generator>LibreOffice/5.1.0.3$Linux_X86_64 LibreOffice_project/10m0$Build-3</meta:generator>
    <meta:document-statistic meta:table-count="0" meta:image-count="0" meta:object-count="0" meta:page-count="1" meta:paragraph-count="21" meta:word-count="452" meta:character-count="3263" meta:non-whitespace-character-count="2822"/>
  </office:meta>
</office:document-meta>
</file>